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126<text:line-break/></text:span> Arco 126 – Risulta finanziato da <text:s/>Antonio e Pietro Causach, Francesi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29:41.36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1" meta:word-count="14" meta:character-count="81"/>
  </office:meta>
</office:document-meta>
</file>